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Liberation Serif1" svg:font-family="'Liberation Serif'" style:font-family-generic="roman"/>
    <style:font-face style:name="Arial1"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KeyControl" style:family="table">
      <style:table-properties style:width="17.595cm" fo:margin-left="0cm" table:align="left" style:shadow="none"/>
    </style:style>
    <style:style style:name="KeyControl.A" style:family="table-column">
      <style:table-column-properties style:column-width="2.117cm"/>
    </style:style>
    <style:style style:name="KeyControl.B" style:family="table-column">
      <style:table-column-properties style:column-width="15.478cm"/>
    </style:style>
    <style:style style:name="KeyControl.A1" style:family="table-cell">
      <style:table-cell-properties fo:padding="0.097cm" fo:border-left="0.25pt solid #000000" fo:border-right="none" fo:border-top="0.25pt solid #000000" fo:border-bottom="0.25pt solid #000000"/>
    </style:style>
    <style:style style:name="KeyControl.B1" style:family="table-cell">
      <style:table-cell-properties fo:padding="0.097cm" fo:border="0.25pt solid #000000"/>
    </style:style>
    <style:style style:name="KeyControl.A2" style:family="table-cell">
      <style:table-cell-properties fo:padding="0.097cm" fo:border-left="0.25pt solid #000000" fo:border-right="0.25pt solid #000000" fo:border-top="none" fo:border-bottom="0.25pt solid #000000"/>
    </style:style>
    <style:style style:name="KeyControl.A3" style:family="table-cell">
      <style:table-cell-properties fo:padding="0.097cm" fo:border-left="0.25pt solid #000000" fo:border-right="none" fo:border-top="none" fo:border-bottom="0.25pt solid #000000"/>
    </style:style>
    <style:style style:name="KeyControl.41" style:family="table-row">
      <style:table-row-properties style:min-row-height="0.427cm"/>
    </style:style>
    <style:style style:name="P1" style:family="paragraph" style:parent-style-name="Standard">
      <style:text-properties fo:font-weight="normal" style:font-weight-asian="normal" style:font-weight-complex="normal"/>
    </style:style>
    <style:style style:name="P2" style:family="paragraph" style:parent-style-name="Standard" style:list-style-name="L2">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7">
      <style:text-properties fo:font-weight="normal" style:font-weight-asian="normal" style:font-weight-complex="normal"/>
    </style:style>
    <style:style style:name="P5" style:family="paragraph" style:parent-style-name="Standard" style:list-style-name="L9">
      <style:text-properties fo:font-weight="normal" style:font-weight-asian="normal" style:font-weight-complex="normal"/>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list-style-name="L7"/>
    <style:style style:name="P8" style:family="paragraph" style:parent-style-name="Standard">
      <style:text-properties fo:font-size="11pt" fo:font-weight="normal" style:font-size-asian="9.60000038146973pt" style:font-weight-asian="normal" style:font-size-complex="11pt" style:font-weight-complex="normal"/>
    </style:style>
    <style:style style:name="P9" style:family="paragraph" style:parent-style-name="Standard">
      <style:text-properties fo:font-size="23pt" style:font-size-asian="23pt" style:font-size-complex="23pt"/>
    </style:style>
    <style:style style:name="P10" style:family="paragraph" style:parent-style-name="Standard" style:list-style-name="L11"/>
    <style:style style:name="P11" style:family="paragraph" style:parent-style-name="Standard">
      <style:paragraph-properties fo:break-before="page"/>
    </style:style>
    <style:style style:name="P12" style:family="paragraph" style:parent-style-name="Standard">
      <style:paragraph-properties fo:break-before="page"/>
      <style:text-properties fo:font-weight="normal" style:font-weight-asian="normal" style:font-weight-complex="normal"/>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background-color="#c0c0c0">
        <style:background-image/>
      </style:paragraph-properties>
      <style:text-properties fo:font-weight="bold" style:font-weight-asian="bold" style:font-weight-complex="bold"/>
    </style:style>
    <style:style style:name="T1"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T4"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5" style:family="text">
      <style:text-properties fo:font-variant="normal" fo:text-transform="none" fo:color="#000000" style:text-line-through-style="none" style:font-name="Arial" fo:font-size="11.25pt" fo:font-style="normal" style:text-blinking="false" fo:background-color="transparent"/>
    </style:style>
    <style:style style:name="T6" style:family="text">
      <style:text-properties fo:font-variant="normal" fo:text-transform="none" fo:color="#000000" style:text-line-through-style="none" style:font-name="Arial" fo:font-size="11.25pt" fo:font-style="normal" style:text-underline-style="solid" style:text-underline-width="auto" style:text-underline-color="font-color" style:text-blinking="false" fo:background-color="transparent"/>
    </style:style>
    <style:style style:name="T7" style:family="text">
      <style:text-properties fo:font-variant="normal" fo:text-transform="none" fo:color="#000000" style:text-line-through-style="none" style:font-name="Arial" fo:font-style="normal" style:text-underline-style="none" fo:font-weight="bold" style:text-blinking="false" fo:background-color="transparent"/>
    </style:style>
    <style:style style:name="T8" style:family="text">
      <style:text-properties fo:font-variant="normal" fo:text-transform="none" fo:color="#000000" style:text-line-through-style="none" style:font-name="Arial" fo:font-style="normal" style:text-underline-style="none" style:text-blinking="false" fo:background-color="transparent"/>
    </style:style>
    <style:style style:name="T9" style:family="text">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size-complex="12pt"/>
    </style:style>
    <style:style style:name="T10" style:family="text">
      <style:text-properties fo:font-variant="normal" fo:text-transform="none" fo:color="#000099" style:font-name="Arial" fo:font-size="11.25pt" fo:font-style="normal" style:text-underline-style="solid" style:text-underline-width="auto" style:text-underline-color="font-color" fo:font-weight="normal" fo:background-color="transparent"/>
    </style:style>
    <style:style style:name="T11" style:family="text">
      <style:text-properties fo:font-variant="normal" fo:text-transform="none" fo:color="#000099" style:text-line-through-style="none" style:font-name="Arial" fo:font-size="11.25pt" fo:font-style="normal" style:text-underline-style="solid" style:text-underline-width="auto" style:text-underline-color="font-color" fo:font-weight="normal" style:text-blinking="false" fo:background-color="transparent"/>
    </style:style>
    <style:style style:name="T12" style:family="text">
      <style:text-properties fo:font-variant="normal" fo:text-transform="none" fo:color="#000099" style:text-line-through-style="none" style:font-name="Arial" fo:font-size="11.25pt" fo:font-style="normal" style:text-underline-style="solid" style:text-underline-width="auto" style:text-underline-color="font-color" style:text-blinking="false" fo:background-color="transparent"/>
    </style:style>
    <style:style style:name="T13" style:family="text">
      <style:text-properties style:font-name="Liberation Serif1" style:font-name-asian="Liberation Serif1" style:font-name-complex="Liberation Serif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P9"><text:bookmark text:name="internal-source-marker_0.15474627249291784"/><text:span text:style-name="T7">A 3D Pacman Game Approach</text:span></text:p>
      <text:p text:style-name="Standard"><text:span text:style-name="T9">By Team 8: Brief Specification, Design, and User Manual</text:span></text:p>
      <text:p text:style-name="Standard"><text:line-break/><text:span text:style-name="T1">COMP 371 </text:span></text:p>
      <text:p text:style-name="Standard"><text:span text:style-name="T1">Fall 2011</text:span></text:p>
      <text:p text:style-name="P8"><text:span text:style-name="T8"/></text:p>
      <text:p text:style-name="P12"><text:span text:style-name="T4"/></text:p>
      <text:p text:style-name="P6"><text:span text:style-name="T5">Table of Contents</text:span></text:p>
      <text:p text:style-name="P1"/>
      <text:list xml:id="list118181608" text:style-name="L1">
        <text:list-item>
          <text:p text:style-name="P3"><text:span text:style-name="T4">Introduction</text:span></text:p>
        </text:list-item>
      </text:list>
      <text:p text:style-name="P1"/>
      <text:list xml:id="list64048350" text:style-name="L2">
        <text:list-item>
          <text:p text:style-name="P2"><text:span text:style-name="T4">Architecture</text:span></text:p>
          <text:list>
            <text:list-item>
              <text:p text:style-name="P2"><text:span text:style-name="T4">Introduction</text:span></text:p>
            </text:list-item>
            <text:list-item>
              <text:p text:style-name="P2"><text:span text:style-name="T4">Files and Data Formats</text:span></text:p>
            </text:list-item>
            <text:list-item>
              <text:p text:style-name="P2"><text:span text:style-name="T4">Code</text:span></text:p>
              <text:list>
                <text:list-item>
                  <text:p text:style-name="P2"><text:span text:style-name="T4">Introduction</text:span></text:p>
                </text:list-item>
                <text:list-item>
                  <text:p text:style-name="P2"><text:span text:style-name="T4">Modules</text:span></text:p>
                </text:list-item>
              </text:list>
            </text:list-item>
          </text:list>
        </text:list-item>
      </text:list>
      <text:p text:style-name="P1"><text:span text:style-name="T4"/></text:p>
      <text:list xml:id="list547310546" text:continue-numbering="true" text:style-name="L2">
        <text:list-item>
          <text:p text:style-name="P2"><text:span text:style-name="T4">Operation</text:span></text:p>
          <text:list>
            <text:list-item>
              <text:p text:style-name="P2"><text:span text:style-name="T4">Game Controls</text:span></text:p>
            </text:list-item>
            <text:list-item>
              <text:p text:style-name="P2"><text:span text:style-name="T4">Game Play</text:span></text:p>
            </text:list-item>
            <text:list-item>
              <text:p text:style-name="P2"><text:span text:style-name="T4">Keys</text:span></text:p>
            </text:list-item>
          </text:list>
        </text:list-item>
      </text:list>
      <text:p text:style-name="P1"><text:span text:style-name="T4"/></text:p>
      <text:list xml:id="list450473675" text:continue-numbering="true" text:style-name="L2">
        <text:list-item>
          <text:p text:style-name="P2"><text:span text:style-name="T4">Miscellanea / Appendices</text:span></text:p>
          <text:list>
            <text:list-item>
              <text:p text:style-name="P2"><text:span text:style-name="T4">Open Issues</text:span></text:p>
            </text:list-item>
            <text:list-item>
              <text:p text:style-name="P2"><text:span text:style-name="T4">Code Source</text:span></text:p>
            </text:list-item>
            <text:list-item>
              <text:p text:style-name="P2"><text:span text:style-name="T4">Glossary</text:span></text:p>
            </text:list-item>
            <text:list-item>
              <text:p text:style-name="P2"><text:span text:style-name="T4">References</text:span></text:p>
            </text:list-item>
          </text:list>
        </text:list-item>
      </text:list>
      <text:p text:style-name="P1"><text:span text:style-name="T4"/></text:p>
      <text:p text:style-name="P11"><text:span text:style-name="T3"/></text:p>
      <text:list xml:id="list1878223409" text:continue-list="list118181608" text:style-name="L1">
        <text:list-item text:start-value="1">
          <text:p text:style-name="P3"><text:span text:style-name="T4">Introduction</text:span></text:p>
        </text:list-item>
      </text:list>
      <text:p text:style-name="P1"><text:span text:style-name="T4"/></text:p>
      <text:p text:style-name="P1"><text:span text:style-name="T4"><text:tab/>3D Pacman was created to full-fill the requirements of COMP 371 Computer Graphics, Concordia University, Fall 2011. <text:s/>The Objective of this project is to commemorate the 31 anniversary of the iconic arcade game Pac-Man, by Nameco, by implementing a 3D version in OpenGL with </text:span></text:p>
      <text:p text:style-name="P1"><text:span text:style-name="T4">C++. <text:s/>For the duration of the semester the project was developed iteratively, beginning with modelling, then lighting, camera controls, texture mapping and finally game play, levels and shadows. <text:s/>The project was developed in accordance with the specifications in </text:span><text:span text:style-name="T6">COMP371: Computer Graphics TENATTIVE PROJECT DESCRIPTION (Revision 1.3)</text:span><text:span text:style-name="T4">, Serguei A. Mokhov</text:span></text:p>
      <text:p text:style-name="P1"/>
      <text:list xml:id="list1668231604" text:style-name="L7">
        <text:list-item>
          <text:list>
            <text:list-header>
              <text:p text:style-name="P4"><text:span text:style-name="T4"/></text:p>
              <text:p text:style-name="P4"><text:span text:style-name="T4"/></text:p>
            </text:list-header>
          </text:list>
        </text:list-item>
        <text:list-item>
          <text:p text:style-name="P4"><text:span text:style-name="T4">Architecture</text:span></text:p>
          <text:list>
            <text:list-item>
              <text:p text:style-name="P4"><text:span text:style-name="T4">Introduction</text:span></text:p>
            </text:list-item>
          </text:list>
        </text:list-item>
      </text:list>
      <text:p text:style-name="P1"><text:span text:style-name="T4"/></text:p>
      <text:p text:style-name="P1"><text:span text:style-name="T4"><text:tab/>This project employs an Object Oriented architecture to encapsulate all the elements of the game play. <text:s/>The software architecture is based on an example provided by Dr. Grogono, Graphic Examples, Object Oriented Style: </text:span><text:a xlink:type="simple" xlink:href="http://users.encs.concordia.ca/%7Egrogono/Graphics/OGL/ooopengl.cpp">users.encs.concordia.ca/~grogono/Graphics/OGL/ooopengl.cpp</text:a><text:span text:style-name="T12">. </text:span><text:span text:style-name="T4">An inheritance model uses the Sprite class as base class for all Objects in the scene. This includes Wall, Tile, Pellet, Eight, Ghost and Pacman. <text:s/>All the objects in the scene are contained within a Map object (not to be confused with the native C++ data structure Map). <text:s/>The Map contains all the Sprites. <text:s/>The Map draws all the Sprites and moves them around the scene. <text:s/>The Map is also responsible for collision detection, scoring and level management. <text:s/>The EventListener object initializes the scene, sets all the OpenGL variables, creates the Map, draws the Map. It listens for key presses and mouse clicks, and tells the map what to do in response. <text:s/>This project will run in both Windows and Unix environments.</text:span></text:p>
      <text:p text:style-name="Text_20_body"><text:span text:style-name="T3"/></text:p>
      <text:p text:style-name="Text_20_body"><text:span text:style-name="T3">DIAGRAM</text:span></text:p>
      <text:p text:style-name="P1"><text:span text:style-name="T4"/></text:p>
      <text:p text:style-name="P1"><text:span text:style-name="T4"/></text:p>
      <text:list xml:id="list879085176" text:continue-numbering="true" text:style-name="L7">
        <text:list-item>
          <text:list>
            <text:list-item>
              <text:p text:style-name="P4"><text:span text:style-name="T4">Files and Data Formats</text:span></text:p>
            </text:list-item>
          </text:list>
        </text:list-item>
      </text:list>
      <text:p text:style-name="P1"><text:span text:style-name="T4"/></text:p>
      <text:p text:style-name="P1"><text:span text:style-name="T4">The source of this project is contained in standard C++ header and class files. <text:s/>The texture maps are in BMP file format and are found in the data directory. <text:s/>The maze design is contained in a plain text files which can also be found in the data directory.</text:span></text:p>
      <text:p text:style-name="P1"><text:span text:style-name="T4"/></text:p>
      <text:list xml:id="list1294595653" text:continue-numbering="true" text:style-name="L7">
        <text:list-item>
          <text:list>
            <text:list-item>
              <text:p text:style-name="P4"><text:span text:style-name="T4">Code</text:span></text:p>
              <text:list>
                <text:list-item>
                  <text:p text:style-name="P4"><text:span text:style-name="T4">Introduction</text:span></text:p>
                </text:list-item>
              </text:list>
            </text:list-item>
          </text:list>
        </text:list-item>
      </text:list>
      <text:p text:style-name="P1"><text:span text:style-name="T4"/></text:p>
      <text:p text:style-name="P1"><text:span text:style-name="T4"><text:tab/>The basic idea behind the software architecture is to represent each object, or sprite, within the scene as it's own object within the code. <text:s/>The abstract base class Sprite contains the sprite's position in the x, y and z co-ordinates, the <text:s/>texture and the ability to move the sprite around the scene. <text:s/>Each sprite inherits from Sprite and extents the sprites capabilities. <text:s/>All the sprites are contained within a Map object. <text:s/>Event handling and initialization occurs in the EventListener class. <text:s/>The response to mouse behaviour is determined by the Mouse object.</text:span></text:p>
      <text:p text:style-name="P1"><text:span text:style-name="T4"/></text:p>
      <text:list xml:id="list581086309" text:continue-numbering="true" text:style-name="L7">
        <text:list-item>
          <text:list>
            <text:list-item>
              <text:list>
                <text:list-item>
                  <text:p text:style-name="P4"><text:span text:style-name="T4">Pacman</text:span></text:p>
                  <text:p text:style-name="P4"><text:span text:style-name="T4"/></text:p>
                </text:list-item>
              </text:list>
            </text:list-item>
          </text:list>
        </text:list-item>
      </text:list>
      <text:p text:style-name="P1"><text:span text:style-name="T4">Pacman can move forward and backward. He can also turn right and left. Pacman can only move forward or backward when it is facing directly N,E,W or S. Pacman’s facing direction is traced in </text:span><text:soft-page-break/><text:span text:style-name="T4">variable ‘rotation’. Pacman’s rotation is limited to the range 0-360.</text:span></text:p>
      <text:p text:style-name="P1"><text:span text:style-name="T4"/></text:p>
      <text:list xml:id="list1306564044" text:continue-numbering="true" text:style-name="L7">
        <text:list-item>
          <text:list>
            <text:list-item>
              <text:list>
                <text:list-item>
                  <text:p text:style-name="P4"><text:span text:style-name="T4">Ghosts</text:span></text:p>
                </text:list-item>
              </text:list>
            </text:list-item>
          </text:list>
        </text:list-item>
      </text:list>
      <text:p text:style-name="P1"><text:span text:style-name="T4"/></text:p>
      <text:list xml:id="list982309044" text:continue-numbering="true" text:style-name="L7">
        <text:list-item>
          <text:list>
            <text:list-item>
              <text:list>
                <text:list-item>
                  <text:p text:style-name="P4"><text:span text:style-name="T4">Pellets</text:span></text:p>
                </text:list-item>
              </text:list>
            </text:list-item>
          </text:list>
        </text:list-item>
      </text:list>
      <text:p text:style-name="P1"><text:span text:style-name="T4"/></text:p>
      <text:list xml:id="list1378153966" text:continue-numbering="true" text:style-name="L7">
        <text:list-item>
          <text:list>
            <text:list-item>
              <text:list>
                <text:list-item>
                  <text:p text:style-name="P4"><text:span text:style-name="T4">Streetlights</text:span></text:p>
                </text:list-item>
              </text:list>
            </text:list-item>
          </text:list>
        </text:list-item>
      </text:list>
      <text:p text:style-name="P1"><text:span text:style-name="T4"/></text:p>
      <text:list xml:id="list1995349902" text:continue-numbering="true" text:style-name="L7">
        <text:list-item>
          <text:list>
            <text:list-item>
              <text:list>
                <text:list-item>
                  <text:p text:style-name="P4"><text:span text:style-name="T4">Walls</text:span></text:p>
                </text:list-item>
              </text:list>
            </text:list-item>
          </text:list>
        </text:list-item>
      </text:list>
      <text:p text:style-name="P1"><text:span text:style-name="T4"/></text:p>
      <text:list xml:id="list1669502841" text:continue-numbering="true" text:style-name="L7">
        <text:list-item>
          <text:list>
            <text:list-item>
              <text:list>
                <text:list-item>
                  <text:p text:style-name="P4"><text:span text:style-name="T4">Tiles</text:span></text:p>
                </text:list-item>
              </text:list>
            </text:list-item>
          </text:list>
        </text:list-item>
      </text:list>
      <text:p text:style-name="P1"><text:span text:style-name="T4"/></text:p>
      <text:list xml:id="list2016383669" text:continue-numbering="true" text:style-name="L7">
        <text:list-item>
          <text:list>
            <text:list-item>
              <text:list>
                <text:list-item>
                  <text:p text:style-name="P4"><text:span text:style-name="T4">Maze</text:span></text:p>
                </text:list-item>
              </text:list>
            </text:list-item>
          </text:list>
        </text:list-item>
      </text:list>
      <text:p text:style-name="P1"><text:span text:style-name="T4">The maze is defined by a text document.  Each letter in the text document is mapped to a 4 bit binary number where each boolean codes if tile has a north, east, south or west facing wall surrounding each particular tile.  The method is taken from the pacman demo provided on course website:</text:span></text:p>
      <text:p text:style-name="P1"><text:span text:style-name="T4"/></text:p>
      <text:p text:style-name="P1"><text:span text:style-name="T4"/></text:p>
      <text:p text:style-name="P1"><text:span text:style-name="T4"/></text:p>
      <text:list xml:id="list817518744" text:continue-numbering="true" text:style-name="L7">
        <text:list-item>
          <text:p text:style-name="P4"><text:span text:style-name="T4">Operation</text:span></text:p>
        </text:list-item>
      </text:list>
      <text:p text:style-name="P1"><text:span text:style-name="T4"/></text:p>
      <text:list xml:id="list1345398579" text:continue-numbering="true" text:style-name="L7">
        <text:list-item>
          <text:list>
            <text:list-item>
              <text:p text:style-name="P4"><text:span text:style-name="T4">Game Play</text:span></text:p>
            </text:list-item>
          </text:list>
        </text:list-item>
      </text:list>
      <text:p text:style-name="P1"><text:span text:style-name="T4"/></text:p>
      <text:p text:style-name="P1"><text:span text:style-name="T4">The object of the game is for pacman to eat all the pellets in the maze.</text:span></text:p>
      <text:p text:style-name="P1"><text:span text:style-name="T4"/></text:p>
      <text:p text:style-name="P1"><text:span text:style-name="T4"/></text:p>
      <text:p text:style-name="P1"><text:span text:style-name="T4"/></text:p>
      <text:p text:style-name="P1"><text:span text:style-name="T4">The ghosts are the enemies and will damage pacman's health if he collides with them. <text:s/>Pacman's health is decreased by 20% with each collision. <text:s/></text:span></text:p>
      <text:p text:style-name="P1"><text:span text:style-name="T4"/></text:p>
      <text:p text:style-name="P1"><text:span text:style-name="T4">There are 2 type of pellets: power pellets and standard pellets. <text:s/>Power pellets are the large yellow pellets. <text:s/>When pacman eats a power pellet he enters power mode. <text:s/>Power mode lasts for a small period of time. <text:s/>During power mode pacman score point for each standard pellet eaten. <text:s/>He can also kill ghosts during power mode. <text:s/>When power mode comes to an end a message is posted to the console.</text:span></text:p>
      <text:p text:style-name="P1"><text:span text:style-name="T4"/></text:p>
      <text:p text:style-name="P1"><text:span text:style-name="T4">There are two levels in this game. <text:s/>Once both levels are complete the game is finished. <text:s/>A player can choose to skip to level 2 if the wish, although this will have a significant impact on the final game score.</text:span></text:p>
      <text:p text:style-name="P1"><text:span text:style-name="T4"/></text:p>
      <text:list xml:id="list1865340456" text:continue-numbering="true" text:style-name="L7">
        <text:list-item>
          <text:list>
            <text:list-item>
              <text:p text:style-name="P4"><text:span text:style-name="T4">Game Controls</text:span></text:p>
            </text:list-item>
          </text:list>
        </text:list-item>
      </text:list>
      <table:table table:name="KeyControl" table:style-name="KeyControl">
        <table:table-column table:style-name="KeyControl.A"/>
        <table:table-column table:style-name="KeyControl.B"/>
        <table:table-row>
          <table:table-cell table:style-name="KeyControl.A1" office:value-type="string">
            <text:p text:style-name="P14">KEY</text:p>
          </table:table-cell>
          <table:table-cell table:style-name="KeyControl.B1" office:value-type="string">
            <text:p text:style-name="P14">ACTION</text:p>
          </table:table-cell>
        </table:table-row>
        <table:table-row>
          <table:table-cell table:style-name="KeyControl.A2" table:number-columns-spanned="2" office:value-type="string">
            <text:p text:style-name="P13">GENERAL CONTROLS</text:p>
          </table:table-cell>
          <table:covered-table-cell/>
        </table:table-row>
        <table:table-row>
          <table:table-cell table:style-name="KeyControl.A3" office:value-type="string">
            <text:p text:style-name="Table_20_Contents">h</text:p>
          </table:table-cell>
          <table:table-cell table:style-name="KeyControl.A2" office:value-type="string">
            <text:p text:style-name="Table_20_Contents">Help.</text:p>
          </table:table-cell>
        </table:table-row>
        <table:table-row>
          <table:table-cell table:style-name="KeyControl.A3" office:value-type="string">
            <text:p text:style-name="Table_20_Contents">a</text:p>
          </table:table-cell>
          <table:table-cell table:style-name="KeyControl.A2" office:value-type="string">
            <text:p text:style-name="Table_20_Contents">Autoplay mode.</text:p>
          </table:table-cell>
        </table:table-row>
        <table:table-row>
          <table:table-cell table:style-name="KeyControl.A3" office:value-type="string">
            <text:p text:style-name="Table_20_Contents">5</text:p>
          </table:table-cell>
          <table:table-cell table:style-name="KeyControl.A2" office:value-type="string">
            <text:p text:style-name="Table_20_Contents">Fullscreen on/off switch</text:p>
          </table:table-cell>
        </table:table-row>
        <table:table-row>
          <table:table-cell table:style-name="KeyControl.A3" office:value-type="string">
            <text:p text:style-name="Table_20_Contents">6</text:p>
          </table:table-cell>
          <table:table-cell table:style-name="KeyControl.A2" office:value-type="string">
            <text:p text:style-name="Table_20_Contents">Skip to level 2.</text:p>
          </table:table-cell>
        </table:table-row>
        <text:soft-page-break/>
        <table:table-row>
          <table:table-cell table:style-name="KeyControl.A2" table:number-columns-spanned="2" office:value-type="string">
            <text:p text:style-name="P13">PACMAN CONTROLS</text:p>
          </table:table-cell>
          <table:covered-table-cell/>
        </table:table-row>
        <table:table-row>
          <table:table-cell table:style-name="KeyControl.A3" office:value-type="string">
            <text:p text:style-name="Table_20_Contents"><text:span text:style-name="T13">↑</text:span></text:p>
          </table:table-cell>
          <table:table-cell table:style-name="KeyControl.A2" office:value-type="string">
            <text:p text:style-name="Table_20_Contents">Move forward.</text:p>
          </table:table-cell>
        </table:table-row>
        <table:table-row>
          <table:table-cell table:style-name="KeyControl.A3" office:value-type="string">
            <text:p text:style-name="Table_20_Contents"><text:span text:style-name="T13">↓</text:span></text:p>
          </table:table-cell>
          <table:table-cell table:style-name="KeyControl.A2" office:value-type="string">
            <text:p text:style-name="Table_20_Contents">Move backward.</text:p>
          </table:table-cell>
        </table:table-row>
        <table:table-row>
          <table:table-cell table:style-name="KeyControl.A3" office:value-type="string">
            <text:p text:style-name="Table_20_Contents"><text:span text:style-name="T13">→</text:span></text:p>
          </table:table-cell>
          <table:table-cell table:style-name="KeyControl.A2" office:value-type="string">
            <text:p text:style-name="Table_20_Contents">Turn right.</text:p>
          </table:table-cell>
        </table:table-row>
        <table:table-row>
          <table:table-cell table:style-name="KeyControl.A3" office:value-type="string">
            <text:p text:style-name="Table_20_Contents"><text:span text:style-name="T13">←</text:span></text:p>
          </table:table-cell>
          <table:table-cell table:style-name="KeyControl.A2" office:value-type="string">
            <text:p text:style-name="Table_20_Contents">Turn left.</text:p>
          </table:table-cell>
        </table:table-row>
        <table:table-row>
          <table:table-cell table:style-name="KeyControl.A2" table:number-columns-spanned="2" office:value-type="string">
            <text:p text:style-name="P13">SHADING CONTROLS</text:p>
          </table:table-cell>
          <table:covered-table-cell/>
        </table:table-row>
        <table:table-row>
          <table:table-cell table:style-name="KeyControl.A3" office:value-type="string">
            <text:p text:style-name="Table_20_Contents">w</text:p>
          </table:table-cell>
          <table:table-cell table:style-name="KeyControl.A2" office:value-type="string">
            <text:p text:style-name="Table_20_Contents">Wireframe mode.</text:p>
          </table:table-cell>
        </table:table-row>
        <table:table-row>
          <table:table-cell table:style-name="KeyControl.A3" office:value-type="string">
            <text:p text:style-name="Table_20_Contents">f</text:p>
          </table:table-cell>
          <table:table-cell table:style-name="KeyControl.A2" office:value-type="string">
            <text:p text:style-name="Table_20_Contents">Fill mode.</text:p>
          </table:table-cell>
        </table:table-row>
        <table:table-row>
          <table:table-cell table:style-name="KeyControl.A3" office:value-type="string">
            <text:p text:style-name="Table_20_Contents">s</text:p>
          </table:table-cell>
          <table:table-cell table:style-name="KeyControl.A2" office:value-type="string">
            <text:p text:style-name="Table_20_Contents">Smooth Shading.</text:p>
          </table:table-cell>
        </table:table-row>
        <table:table-row>
          <table:table-cell table:style-name="KeyControl.A3" office:value-type="string">
            <text:p text:style-name="Table_20_Contents">b</text:p>
          </table:table-cell>
          <table:table-cell table:style-name="KeyControl.A2" office:value-type="string">
            <text:p text:style-name="Table_20_Contents">Flat Shading.</text:p>
          </table:table-cell>
        </table:table-row>
        <table:table-row>
          <table:table-cell table:style-name="KeyControl.A3" office:value-type="string">
            <text:p text:style-name="Table_20_Contents">r</text:p>
          </table:table-cell>
          <table:table-cell table:style-name="KeyControl.A2" office:value-type="string">
            <text:p text:style-name="Table_20_Contents">Reset view position.</text:p>
          </table:table-cell>
        </table:table-row>
        <table:table-row>
          <table:table-cell table:style-name="KeyControl.A2" table:number-columns-spanned="2" office:value-type="string">
            <text:p text:style-name="P13">CAMERA CONTROLS</text:p>
          </table:table-cell>
          <table:covered-table-cell/>
        </table:table-row>
        <table:table-row>
          <table:table-cell table:style-name="KeyControl.A3" office:value-type="string">
            <text:p text:style-name="Table_20_Contents">|</text:p>
          </table:table-cell>
          <table:table-cell table:style-name="KeyControl.A2" office:value-type="string">
            <text:p text:style-name="Table_20_Contents">Camera pitch.</text:p>
          </table:table-cell>
        </table:table-row>
        <table:table-row>
          <table:table-cell table:style-name="KeyControl.A3" office:value-type="string">
            <text:p text:style-name="Table_20_Contents">;</text:p>
          </table:table-cell>
          <table:table-cell table:style-name="KeyControl.A2" office:value-type="string">
            <text:p text:style-name="Table_20_Contents">Camera roll.</text:p>
          </table:table-cell>
        </table:table-row>
        <table:table-row>
          <table:table-cell table:style-name="KeyControl.A3" office:value-type="string">
            <text:p text:style-name="Table_20_Contents">'</text:p>
          </table:table-cell>
          <table:table-cell table:style-name="KeyControl.A2" office:value-type="string">
            <text:p text:style-name="Table_20_Contents">Camera yaw.</text:p>
          </table:table-cell>
        </table:table-row>
        <table:table-row>
          <table:table-cell table:style-name="KeyControl.A3" office:value-type="string">
            <text:p text:style-name="Table_20_Contents">1</text:p>
          </table:table-cell>
          <table:table-cell table:style-name="KeyControl.A2" office:value-type="string">
            <text:p text:style-name="Table_20_Contents">Switch to Lightpost 1 camera.</text:p>
          </table:table-cell>
        </table:table-row>
        <table:table-row>
          <table:table-cell table:style-name="KeyControl.A3" office:value-type="string">
            <text:p text:style-name="Table_20_Contents">2</text:p>
          </table:table-cell>
          <table:table-cell table:style-name="KeyControl.A2" office:value-type="string">
            <text:p text:style-name="Table_20_Contents">Switch to Lightpost 2 camera.</text:p>
          </table:table-cell>
        </table:table-row>
        <table:table-row>
          <table:table-cell table:style-name="KeyControl.A3" office:value-type="string">
            <text:p text:style-name="Table_20_Contents">3</text:p>
          </table:table-cell>
          <table:table-cell table:style-name="KeyControl.A2" office:value-type="string">
            <text:p text:style-name="Table_20_Contents">Switch to Lightpost 3 camera.</text:p>
          </table:table-cell>
        </table:table-row>
        <table:table-row>
          <table:table-cell table:style-name="KeyControl.A3" office:value-type="string">
            <text:p text:style-name="Table_20_Contents">4</text:p>
          </table:table-cell>
          <table:table-cell table:style-name="KeyControl.A2" office:value-type="string">
            <text:p text:style-name="Table_20_Contents">Switch to Lightpost 4 camera.</text:p>
          </table:table-cell>
        </table:table-row>
        <table:table-row>
          <table:table-cell table:style-name="KeyControl.A3" office:value-type="string">
            <text:p text:style-name="Table_20_Contents">9</text:p>
          </table:table-cell>
          <table:table-cell table:style-name="KeyControl.A2" office:value-type="string">
            <text:p text:style-name="Table_20_Contents">Switch to Ghost camera.</text:p>
          </table:table-cell>
        </table:table-row>
        <table:table-row>
          <table:table-cell table:style-name="KeyControl.A3" office:value-type="string">
            <text:p text:style-name="Table_20_Contents">0</text:p>
          </table:table-cell>
          <table:table-cell table:style-name="KeyControl.A2" office:value-type="string">
            <text:p text:style-name="Table_20_Contents">Switch to Pacman camera.</text:p>
          </table:table-cell>
        </table:table-row>
        <table:table-row>
          <table:table-cell table:style-name="KeyControl.A3" office:value-type="string">
            <text:p text:style-name="Table_20_Contents">,</text:p>
          </table:table-cell>
          <table:table-cell table:style-name="KeyControl.A2" office:value-type="string">
            <text:p text:style-name="Table_20_Contents">Move camera left.</text:p>
          </table:table-cell>
        </table:table-row>
        <table:table-row>
          <table:table-cell table:style-name="KeyControl.A3" office:value-type="string">
            <text:p text:style-name="Table_20_Contents">.</text:p>
          </table:table-cell>
          <table:table-cell table:style-name="KeyControl.A2" office:value-type="string">
            <text:p text:style-name="Table_20_Contents">Move camera right.</text:p>
          </table:table-cell>
        </table:table-row>
        <table:table-row>
          <table:table-cell table:style-name="KeyControl.A3" office:value-type="string">
            <text:p text:style-name="Table_20_Contents">m</text:p>
          </table:table-cell>
          <table:table-cell table:style-name="KeyControl.A2" office:value-type="string">
            <text:p text:style-name="Table_20_Contents">Switch to turn on and off camera control by mouse.</text:p>
          </table:table-cell>
        </table:table-row>
        <table:table-row>
          <table:table-cell table:style-name="KeyControl.A3" office:value-type="string">
            <text:p text:style-name="Table_20_Contents">[</text:p>
          </table:table-cell>
          <table:table-cell table:style-name="KeyControl.A2" office:value-type="string">
            <text:p text:style-name="Table_20_Contents">Zoom in.</text:p>
          </table:table-cell>
        </table:table-row>
        <table:table-row>
          <table:table-cell table:style-name="KeyControl.A3" office:value-type="string">
            <text:p text:style-name="Table_20_Contents">]</text:p>
          </table:table-cell>
          <table:table-cell table:style-name="KeyControl.A2" office:value-type="string">
            <text:p text:style-name="Table_20_Contents">Zoom out.</text:p>
          </table:table-cell>
        </table:table-row>
        <table:table-row>
          <table:table-cell table:style-name="KeyControl.A2" table:number-columns-spanned="2" office:value-type="string">
            <text:p text:style-name="P13">LIGHT CONTROLS</text:p>
          </table:table-cell>
          <table:covered-table-cell/>
        </table:table-row>
        <table:table-row>
          <table:table-cell table:style-name="KeyControl.A3" office:value-type="string">
            <text:p text:style-name="Table_20_Contents">d</text:p>
          </table:table-cell>
          <table:table-cell table:style-name="KeyControl.A2" office:value-type="string">
            <text:p text:style-name="Table_20_Contents">Daylight.</text:p>
          </table:table-cell>
        </table:table-row>
        <table:table-row>
          <table:table-cell table:style-name="KeyControl.A3" office:value-type="string">
            <text:p text:style-name="Table_20_Contents">n</text:p>
          </table:table-cell>
          <table:table-cell table:style-name="KeyControl.A2" office:value-type="string">
            <text:p text:style-name="Table_20_Contents">Nightlight.</text:p>
          </table:table-cell>
        </table:table-row>
        <table:table-row>
          <table:table-cell table:style-name="KeyControl.A3" office:value-type="string">
            <text:p text:style-name="Table_20_Contents">y</text:p>
          </table:table-cell>
          <table:table-cell table:style-name="KeyControl.A2" office:value-type="string">
            <text:p text:style-name="Table_20_Contents">All Streetlights on/off switch</text:p>
          </table:table-cell>
        </table:table-row>
        <table:table-row>
          <table:table-cell table:style-name="KeyControl.A3" office:value-type="string">
            <text:p text:style-name="Table_20_Contents">u</text:p>
          </table:table-cell>
          <table:table-cell table:style-name="KeyControl.A2" office:value-type="string">
            <text:p text:style-name="Table_20_Contents">Lightpost 1 on/off switch.</text:p>
          </table:table-cell>
        </table:table-row>
        <table:table-row>
          <table:table-cell table:style-name="KeyControl.A3" office:value-type="string">
            <text:p text:style-name="Table_20_Contents">i</text:p>
          </table:table-cell>
          <table:table-cell table:style-name="KeyControl.A2" office:value-type="string">
            <text:p text:style-name="Table_20_Contents">Lightpost 2 on/off switch.</text:p>
          </table:table-cell>
        </table:table-row>
        <table:table-row>
          <table:table-cell table:style-name="KeyControl.A3" office:value-type="string">
            <text:p text:style-name="Table_20_Contents">o</text:p>
          </table:table-cell>
          <table:table-cell table:style-name="KeyControl.A2" office:value-type="string">
            <text:p text:style-name="Table_20_Contents">Lightpost 3 on/off switch.</text:p>
          </table:table-cell>
        </table:table-row>
        <table:table-row>
          <table:table-cell table:style-name="KeyControl.A3" office:value-type="string">
            <text:p text:style-name="Table_20_Contents">p</text:p>
          </table:table-cell>
          <table:table-cell table:style-name="KeyControl.A2" office:value-type="string">
            <text:p text:style-name="Table_20_Contents">Lightpost 4 on/off switch.</text:p>
          </table:table-cell>
        </table:table-row>
        <text:soft-page-break/>
        <table:table-row table:style-name="KeyControl.41">
          <table:table-cell table:style-name="KeyControl.A2" table:number-columns-spanned="2" office:value-type="string">
            <text:p text:style-name="P13">TEXTURE CONTROLS</text:p>
          </table:table-cell>
          <table:covered-table-cell/>
        </table:table-row>
        <table:table-row>
          <table:table-cell table:style-name="KeyControl.A3" office:value-type="string">
            <text:p text:style-name="Table_20_Contents">z</text:p>
          </table:table-cell>
          <table:table-cell table:style-name="KeyControl.A2" office:value-type="string">
            <text:p text:style-name="Table_20_Contents">Turn on/off all texture mapping.</text:p>
          </table:table-cell>
        </table:table-row>
        <table:table-row>
          <table:table-cell table:style-name="KeyControl.A3" office:value-type="string">
            <text:p text:style-name="Table_20_Contents">x</text:p>
          </table:table-cell>
          <table:table-cell table:style-name="KeyControl.A2" office:value-type="string">
            <text:p text:style-name="Table_20_Contents">Switch pacman's texture.</text:p>
          </table:table-cell>
        </table:table-row>
        <table:table-row>
          <table:table-cell table:style-name="KeyControl.A3" office:value-type="string">
            <text:p text:style-name="Table_20_Contents">c</text:p>
          </table:table-cell>
          <table:table-cell table:style-name="KeyControl.A2" office:value-type="string">
            <text:p text:style-name="Table_20_Contents">Switch between pellet texture modes.</text:p>
          </table:table-cell>
        </table:table-row>
      </table:table>
      <text:p text:style-name="P1"/>
      <text:p text:style-name="P1"><text:span text:style-name="T4"/></text:p>
      <text:p text:style-name="P1"><text:span text:style-name="T4"/></text:p>
      <text:list xml:id="list536221983" text:continue-numbering="true" text:style-name="L7">
        <text:list-item>
          <text:p text:style-name="P4"><text:span text:style-name="T4">Miscellanea / Appendices</text:span></text:p>
          <text:list>
            <text:list-item>
              <text:p text:style-name="P4"><text:span text:style-name="T4">Open Issues</text:span></text:p>
            </text:list-item>
          </text:list>
        </text:list-item>
      </text:list>
      <text:p text:style-name="P1"><text:span text:style-name="T4"/></text:p>
      <text:list xml:id="list1126377753" text:style-name="L9">
        <text:list-item>
          <text:p text:style-name="P5"><text:span text:style-name="T4">Key mapping usability – The current key mapping is neither intuitive or ergonomic. <text:s text:c="3"/>A more involved and refined key mapping and handling of input is necessary. <text:s/>It would be a good idea to implement input modes. <text:s/>For instance, if the user presses '1' it would activate Texture Mode, where within all the alpha keys are mapped to the various texturing options. <text:s/>Then if the user presses '2' the key would map to camera controls and so on.</text:span></text:p>
        </text:list-item>
        <text:list-item>
          <text:p text:style-name="P5"><text:span text:style-name="T4"><text:s/>Mapping of the plain text source file to scene – The current mapping scheme is highly unintuitive. <text:s/>It is extremely cumbersome to work with to generate new mazes. A more intuitive mapping would utilize the standards of geographic mapping. <text:s/>First, the 4 bit string should correlate to the global coordinate system, starting with north and moving in a clockwise direction, ie: NESW. <text:s/>The plain text source should likewise map to the global coordinates whereby the first line defines the first line of tiles, the most northern, starting at the origin of the game space and moving along the x axis, towards the east.</text:span></text:p>
        </text:list-item>
        <text:list-item>
          <text:p text:style-name="P5"><text:span text:style-name="T4">Camera controls - <text:s/>The camera movements need to be refined to give smoother camera control. </text:span></text:p>
        </text:list-item>
      </text:list>
      <text:p text:style-name="P1"><text:span text:style-name="T4"/></text:p>
      <text:list xml:id="list1987736501" text:continue-list="list536221983" text:style-name="L7">
        <text:list-item>
          <text:list>
            <text:list-item>
              <text:p text:style-name="P4"><text:span text:style-name="T4">Code Source</text:span></text:p>
            </text:list-item>
          </text:list>
        </text:list-item>
      </text:list>
      <text:p text:style-name="Standard"><text:span text:style-name="T4"/></text:p>
      <text:list xml:id="list66098219" text:style-name="L11">
        <text:list-item>
          <text:p text:style-name="P10">Implementation of the GLFrame Class by Richard S. Wright Jr.</text:p>
        </text:list-item>
      </text:list>
      <text:p text:style-name="Standard"><text:tab/>Includes: glFrame.h, math3d.h, math3d.cpp</text:p>
      <text:p text:style-name="Standard"><text:tab/>Source: <text:tab/>http://code.google.com/p/oglsuperbible5/source/browse/trunk/Src/GLTools/include/GLFrame.h</text:p>
      <text:p text:style-name="P1"><text:span text:style-name="T4"/></text:p>
      <text:p text:style-name="P1"><text:span text:style-name="T4"/></text:p>
      <text:p text:style-name="P1"><text:span text:style-name="T4"/></text:p>
      <text:list xml:id="list188474998" text:continue-list="list1987736501" text:style-name="L7">
        <text:list-item>
          <text:list>
            <text:list-item>
              <text:p text:style-name="P4"><text:span text:style-name="T4">Glossary</text:span></text:p>
            </text:list-item>
          </text:list>
        </text:list-item>
      </text:list>
      <text:p text:style-name="P1"><text:span text:style-name="T4"/></text:p>
      <text:p text:style-name="P1"><text:span text:style-name="T4"/></text:p>
      <text:list xml:id="list1086622017" text:continue-numbering="true" text:style-name="L7">
        <text:list-item>
          <text:list>
            <text:list-item>
              <text:p text:style-name="P4"><text:span text:style-name="T4">References</text:span></text:p>
              <text:p text:style-name="P7"><text:span text:style-name="T3"/></text:p>
            </text:list-item>
          </text:list>
        </text:list-item>
      </text:list>
      <text:p text:style-name="Standard"><text:span text:style-name="T2">Dr. Grogono, Graphic Examples &gt; Object Oriented Style: </text:span><text:a xlink:type="simple" xlink:href="http://users.encs.concordia.ca/%7Egrogono/Graphics/OGL/ooopengl.cpp"><text:span text:style-name="T11">users.encs.concordia.ca/~grogono/Graphics/OGL/ooopengl.cp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OpenSymbol" svg:font-family="OpenSymbol"/>
    <style:font-face style:name="Liberation Serif1" svg:font-family="'Liberation Serif'" style:font-family-generic="roman"/>
    <style:font-face style:name="Arial1"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ela </meta:initial-creator>
    <meta:creation-date>2011-12-04T14:50:57</meta:creation-date>
    <dc:date>2011-12-04T18:04:56</dc:date>
    <dc:creator>Angela </dc:creator>
    <meta:editing-duration>PT2H25M18S</meta:editing-duration>
    <meta:editing-cycles>8</meta:editing-cycles>
    <meta:generator>LibreOffice/3.4$Linux LibreOffice_project/340m1$Build-302</meta:generator>
    <meta:document-statistic meta:table-count="1" meta:image-count="0" meta:object-count="0" meta:page-count="6" meta:paragraph-count="143" meta:word-count="1140" meta:character-count="6783" meta:non-whitespace-character-count="5773"/>
  </office:meta>
</office:document-meta>
</file>